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24.00pt" fo:font-weight="bold" fo:font-family="'Times New Roman'" style:font-family-asian="'Times New Roman'" style:font-family-complex="'Times New Roman'" fo:background-color="transparent" style:use-window-font-color="true"/>
    </style:style>
    <style:style style:name="T3" style:family="text">
      <style:text-properties fo:font-size="18.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style:use-window-font-color="true"/>
    </style:style>
    <style:style style:name="T5" style:family="text">
      <style:text-properties fo:font-size="13.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3.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3.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5.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Times New Roman'" style:font-family-asian="'Times New Roman'" style:font-family-complex="'Times New Roman'" fo:background-color="transparent" style:use-window-font-color="true"/>
    </style:style>
    <style:style style:name="T17" style:family="text">
      <style:text-properties fo:font-size="14.00pt" fo:font-weight="bold" fo:font-family="'Times New Roman'" style:font-family-asian="'Times New Roman'" style:font-family-complex="'Times New Roman'" fo:background-color="transparent" style:use-window-font-color="true"/>
    </style:style>
    <style:style style:name="T18" style:family="text">
      <style:text-properties fo:font-size="13.5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bold" fo:font-family="'Times New Roman'" style:font-family-asian="'Times New Roman'" style:font-family-complex="'Times New Roman'" fo:background-color="transparent" style:use-window-font-color="true"/>
    </style:style>
    <style:style style:name="T22" style:family="text">
      <style:text-properties fo:font-size="13.50pt" fo:font-weight="bold"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bold" fo:font-family="'Times New Roman'" style:font-family-asian="'Times New Roman'" style:font-family-complex="'Times New Roman'"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bold"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3"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Times New Roman'" style:font-family-asian="'Times New Roman'" style:font-family-complex="'Times New Roman'" fo:background-color="transparent" style:use-window-font-color="true"/>
    </style:style>
    <style:style style:name="T5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bold"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bold"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bold"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bold"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justify" fo:margin-left="-18.00pt" fo:text-indent="18.00pt"/>
    </style:style>
    <style:style style:name="P7" style:family="paragraph">
      <style:paragraph-properties fo:line-height="100.00%" fo:text-align="justify"/>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justify" fo:margin-left="-18.00pt" fo:text-indent="18.00p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justify"/>
    </style:style>
    <style:style style:name="P13" style:family="paragraph">
      <style:paragraph-properties fo:line-height="100.00%" fo:text-align="lef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fo:margin-left="-18.00pt" fo:text-indent="18.00pt"/>
    </style:style>
    <style:style style:name="P15" style:family="paragraph">
      <style:paragraph-properties fo:line-height="100.00%" fo:text-align="justify"/>
    </style:style>
  </office:automatic-styles>
  <office:body>
    <office:text>
      <text:p text:style-name="P1"><text:span text:style-name="T1">Cahier des charges Projet n°8</text:span></text:p>
      <text:p text:style-name="P2"><text:span text:style-name="T1"><text:tab/></text:span></text:p>
      <text:p text:style-name="P3"><text:span text:style-name="T2">Java Messenger</text:span><text:span text:style-name="T3"><text:s/></text:span></text:p>
      <text:p text:style-name="P4"><text:span text:style-name="T4"/></text:p>
      <text:p text:style-name="P4"><text:span text:style-name="T5">Maître d'oeuvre :<text:s text:c="2"/></text:span><text:span text:style-name="T6">Abdelfeta HASBANI</text:span></text:p>
      <text:p text:style-name="P4"><text:span text:style-name="T7">Maître d'ouvrage : <text:s/></text:span><text:span text:style-name="T8">Abdelfeta HASBANI</text:span></text:p>
      <text:p text:style-name="P4"><text:span text:style-name="T9">Equipe : Ludovic Laurichesse, Thomas Yzavard, Pereira Loann</text:span></text:p>
      <text:p text:style-name="P4"><text:span text:style-name="T10"/></text:p>
      <text:p text:style-name="P4"><text:span text:style-name="T11">Nature du projet :</text:span></text:p>
      <text:p text:style-name="P4"><text:span text:style-name="T12"/></text:p>
      <text:p text:style-name="P5"><text:span text:style-name="T13">Il s'agit d'un nouveau projet, son but est de créer un clone de MSN Messenger (ou MSN Live) en langage de programmation orienté objet ( JAVA et JAVAFX). Plus précisément il s'agit d'élaborer une application permettant de communiquer entre des utilisateurs sur un réseau. Elle permet d'envoyer et de recevoir des messages instantanés et d'envoyer des fichiers. Celle-ci renferme aussi un gestionnaires d'amis.</text:span></text:p>
      <text:p text:style-name="P5"><text:span text:style-name="T14"/></text:p>
      <text:p text:style-name="P5"><text:span text:style-name="T14"/></text:p>
      <text:p text:style-name="P5"><text:span text:style-name="T14"/></text:p>
      <text:p text:style-name="P5"><text:span text:style-name="T15">Grandes étapes:</text:span></text:p>
      <text:p text:style-name="P5"><text:span text:style-name="T16"/></text:p>
      <text:p text:style-name="P5"><text:span text:style-name="T17"><text:tab/></text:span><text:span text:style-name="T18">Technique :</text:span></text:p>
      <text:list text:style-name="L6">
        <text:list-item>
          <text:p text:style-name="P6"><text:span text:style-name="T19">Création de l'interface graphique </text:span></text:p>
        </text:list-item>
        <text:list-item>
          <text:p text:style-name="P6"><text:span text:style-name="T19">Mise en place de Threads</text:span></text:p>
        </text:list-item>
        <text:list-item>
          <text:p text:style-name="P6"><text:span text:style-name="T19">Mise en place de Sockets client/serveur</text:span></text:p>
        </text:list-item>
        <text:list-item>
          <text:p text:style-name="P6"><text:span text:style-name="T19">Création du MVC</text:span></text:p>
        </text:list-item>
      </text:list>
      <text:p text:style-name="P7"><text:span text:style-name="T20"/></text:p>
      <text:p text:style-name="P7"><text:span text:style-name="T21"><text:tab/></text:span><text:span text:style-name="T22">Conceptuel :</text:span></text:p>
      <text:p text:style-name="P7"><text:span text:style-name="T23"/></text:p>
      <text:p text:style-name="P7"><text:span text:style-name="T23"/></text:p>
      <text:list text:style-name="L8">
        <text:list-item>
          <text:p text:style-name="P8"><text:span text:style-name="T24">Profil utilisateur</text:span></text:p>
        </text:list-item>
        <text:list-item>
          <text:p text:style-name="P8"><text:span text:style-name="T24">Contact/ Gestion des contacts</text:span></text:p>
        </text:list-item>
        <text:list-item>
          <text:p text:style-name="P8"><text:span text:style-name="T24">Conversation privée</text:span></text:p>
        </text:list-item>
        <text:list-item>
          <text:p text:style-name="P8"><text:span text:style-name="T24">Conversation à plusieurs</text:span></text:p>
        </text:list-item>
        <text:list-item>
          <text:p text:style-name="P8"><text:span text:style-name="T24">Échange de fichiers en "peer to peer" </text:span></text:p>
        </text:list-item>
      </text:list>
      <text:p text:style-name="P9"><text:span text:style-name="T25"/></text:p>
      <text:p text:style-name="P9"><text:span text:style-name="T25"/></text:p>
      <text:p text:style-name="P9"><text:span text:style-name="T25"/></text:p>
      <text:p text:style-name="P9"><text:span text:style-name="T25"/></text:p>
      <text:p text:style-name="P9"><text:span text:style-name="T26">Estimation de la durée des étapes et date butoirs :</text:span></text:p>
      <text:p text:style-name="P10"><text:span text:style-name="T27"/></text:p>
      <text:p text:style-name="P11"><text:span text:style-name="T27">Présentation du projet<text:s/></text:span><text:span text:style-name="T28">2heures</text:span><text:span text:style-name="T29">.</text:span></text:p>
      <text:p text:style-name="P11"><text:span text:style-name="T30">L'interface graphique devrait durer<text:s/></text:span><text:span text:style-name="T31">6heures</text:span><text:span text:style-name="T32">.</text:span></text:p>
      <text:p text:style-name="P11"><text:span text:style-name="T32"><text:tab/>-Interfaces principales (Accueil, Connexion, Tchat, ...).2H</text:span></text:p>
      <text:p text:style-name="P11"><text:span text:style-name="T32"><text:tab/>-Interfaces secondaires (Gestion Contact, Gestion Profils, ...).4H</text:span></text:p>
      <text:p text:style-name="P11"><text:span text:style-name="T32">La mise en place des profils devrait durer<text:s/></text:span><text:span text:style-name="T33">7heures</text:span><text:span text:style-name="T34">.</text:span></text:p>
      <text:p text:style-name="P11"><text:span text:style-name="T34"><text:tab/>-Gestion des profils et connexion. 4H</text:span></text:p>
      <text:p text:style-name="P11"><text:span text:style-name="T34"><text:tab/>-Système de statut. 3H</text:span></text:p>
      <text:p text:style-name="P11"><text:span text:style-name="T34">Le systeme de contact devrait durer<text:s/></text:span><text:span text:style-name="T35">9heures</text:span><text:span text:style-name="T36">.</text:span></text:p>
      <text:p text:style-name="P11"><text:span text:style-name="T36"><text:tab/>-Affichage de contact. 4H</text:span></text:p>
      <text:p text:style-name="P11"><text:span text:style-name="T36"><text:tab/>-Ajout contact.1H</text:span></text:p>
      <text:p text:style-name="P11"><text:span text:style-name="T36"><text:tab/>-Suppression contact.1H</text:span></text:p>
      <text:p text:style-name="P11"><text:span text:style-name="T36"><text:tab/>-Alerte de connexion.3H</text:span></text:p>
      <text:p text:style-name="P11"><text:span text:style-name="T36">Les conversations entre utilisateurs devrait durer<text:s/></text:span><text:span text:style-name="T37">14heures</text:span><text:span text:style-name="T38">.</text:span></text:p>
      <text:p text:style-name="P11"><text:span text:style-name="T38"><text:tab/>-Test Réseaux communication Client &lt;=&gt;Serveur. 6H</text:span></text:p>
      <text:p text:style-name="P11"><text:span text:style-name="T38"><text:tab/>-Communication dans interface de chat. 4H</text:span></text:p>
      <text:p text:style-name="P11"><text:span text:style-name="T38"><text:tab/>-Mise en place des communication privé.4H<text:tab/></text:span></text:p>
      <text:p text:style-name="P11"><text:span text:style-name="T38"><text:tab/>-Mise en place des communication de groupe. 6H</text:span></text:p>
      <text:p text:style-name="P11"><text:span text:style-name="T38">Les conversations en parallèle devrait durer<text:s/></text:span><text:span text:style-name="T39">14heures</text:span><text:span text:style-name="T40">.</text:span></text:p>
      <text:p text:style-name="P11"><text:span text:style-name="T40"><text:tab/>-Test Thread en console. 4H</text:span></text:p>
      <text:p text:style-name="P11"><text:span text:style-name="T40"><text:tab/>-Test Thread en graphique. 6H</text:span></text:p>
      <text:p text:style-name="P11"><text:span text:style-name="T40"><text:tab/>-Mise en place sur l'application de plusieurs conversation en parallèle. 4H</text:span></text:p>
      <text:p text:style-name="P11"><text:span text:style-name="T40">Le peer to peer devrait durer<text:s/></text:span><text:span text:style-name="T41">8heures</text:span><text:span text:style-name="T42">.</text:span></text:p>
      <text:p text:style-name="P11"><text:span text:style-name="T42"><text:tab/>-Partage de fichier en conversation bidirectionnelle.4H</text:span></text:p>
      <text:p text:style-name="P11"><text:span text:style-name="T42"><text:tab/>-Partage de fichier en conversation multiple ( groupe ).4H</text:span></text:p>
      <text:p text:style-name="P11"><text:span text:style-name="T42">La BDD devrait durer<text:s/></text:span><text:span text:style-name="T43">8heures</text:span><text:span text:style-name="T44">.</text:span></text:p>
      <text:p text:style-name="P11"><text:span text:style-name="T44"><text:tab/>-Persistance des données par utilisateurs (information personnelles, liste de contact).5H</text:span></text:p>
      <text:p text:style-name="P11"><text:span text:style-name="T44"><text:tab/>-Persistance des conversations.3H</text:span></text:p>
      <text:p text:style-name="P11"><text:span text:style-name="T44">Suivis de projet.<text:s/></text:span><text:span text:style-name="T45">18heures</text:span><text:span text:style-name="T46"/></text:p>
      <text:p text:style-name="P11"><text:span text:style-name="T46"><text:tab/>-Proposition de cahier des charges. 4H</text:span></text:p>
      <text:p text:style-name="P11"><text:span text:style-name="T46"><text:tab/>-Synthèse collective cahier des charges.1H</text:span><text:span text:style-name="T47"/></text:p>
      <text:p text:style-name="P12"><text:span text:style-name="T47">Mise en place du MVC devrait durer<text:s/></text:span><text:span text:style-name="T48">4heures</text:span><text:span text:style-name="T49">.</text:span></text:p>
      <text:p text:style-name="P12"><text:span text:style-name="T49"><text:tab/></text:span></text:p>
      <text:p text:style-name="P12"><text:span text:style-name="T49"><text:tab/>Durée totale 90heures</text:span></text:p>
      <text:p text:style-name="P12"><text:span text:style-name="T49"><text:tab/></text:span><text:span text:style-name="T50">Le projet doit être finis durant la semaine 51. </text:span></text:p>
      <text:p text:style-name="P12"><text:span text:style-name="T51"/></text:p>
      <text:p text:style-name="P12"><text:span text:style-name="T52">Estimation du budget :</text:span></text:p>
      <text:p text:style-name="P12"><text:span text:style-name="T53"/></text:p>
      <text:p text:style-name="P12"><text:span text:style-name="T54">Ordinateur IUT, 2 utilisés avec un coût de 400€ x 2 soit 800€.</text:span></text:p>
      <text:p text:style-name="P12"><text:span text:style-name="T54">Ordinateur Personnel, 3 utilisés avec un coût de 450€ x 3 soit 1350€.</text:span></text:p>
      <text:p text:style-name="P12"><text:span text:style-name="T54">Trois personnes travaillant sur chaque tâches au taux horaire net de 8€/h. Soit pour 90heures estimées un coût totale de 720€ pour l'ensembles des tâches prévues.</text:span></text:p>
      <text:p text:style-name="P12"><text:span text:style-name="T54"/></text:p>
      <text:p text:style-name="P12"><text:span text:style-name="T54">Pour le projet on atteint un coût total de : 2870€. </text:span></text:p>
      <text:p text:style-name="P12"><text:span text:style-name="T54"/></text:p>
      <text:p text:style-name="P12"><text:span text:style-name="T55">Fonctionnalités attendues :</text:span></text:p>
      <text:p text:style-name="P12"><text:span text:style-name="T56"/></text:p>
      <text:p text:style-name="P13"><text:span text:style-name="T57">Le profil utilisateur<text:s/></text:span><text:span text:style-name="T58">permet à un utilisateur de s'inscrire, de se connecter et de remplir/modifier son profil.</text:span></text:p>
      <text:p text:style-name="P13"><text:span text:style-name="T58">Le profil utilisateur contiendra au minimum :</text:span></text:p>
      <text:list text:style-name="L14">
        <text:list-item>
          <text:p text:style-name="P14"><text:span text:style-name="T58">Login, mot de passe ; </text:span></text:p>
        </text:list-item>
        <text:list-item>
          <text:p text:style-name="P14"><text:span text:style-name="T58">Nom, prénom, adresse, numéro de téléphone ; </text:span></text:p>
        </text:list-item>
        <text:list-item>
          <text:p text:style-name="P14"><text:span text:style-name="T58">État (connecté, occupé, absent, déconnecté...). </text:span></text:p>
        </text:list-item>
      </text:list>
      <text:p text:style-name="P15"><text:span text:style-name="T58">Note : Le basculement connecté/déconnecté est effectué automatiquement lorsqu'un utilisateur se connecte/déconnecte. Cependant, afin d'éviter d'être dérangé, lorsqu'un utilisateur est connecté, il peut forcer son état (absent ou déconnecté).</text:span></text:p>
      <text:p text:style-name="P15"><text:span text:style-name="T59"/></text:p>
      <text:p text:style-name="P15"><text:span text:style-name="T60">La gestion des contacts</text:span><text:span text:style-name="T61"><text:s/>permet à un utilisateur d'ajouter des contacts et de connaître leur état et leur profil (mais pas leur mot de passe).Note : le serveur doit prévenir le client dès qu'un contact se connecte ou change d'état.</text:span></text:p>
      <text:p text:style-name="P15"><text:span text:style-name="T62"/></text:p>
      <text:p text:style-name="P15"><text:span text:style-name="T63">La conversation privée</text:span><text:span text:style-name="T64"><text:s/>permet à un utilisateur de pouvoir dialoguer en privé avec un des ses contacts. Cet utilisateur pourra ensuite ouvrir plusieurs fenêtres de dialogue pour discuter avec plusieurs contacts en même temps.</text:span></text:p>
      <text:p text:style-name="P15"><text:span text:style-name="T65"/></text:p>
      <text:p text:style-name="P15"><text:span text:style-name="T66">Conversation à plusieurs </text:span><text:span text:style-name="T67">:<text:s text:c="2"/>Lorsque deux utilisateurs sont en train de dialoguer, ils peuvent inviter d'autres utilisateurs à rejoindre leur discussion.</text:span></text:p>
      <text:p text:style-name="P15"><text:span text:style-name="T68"/></text:p>
      <text:p text:style-name="P15"><text:span text:style-name="T69">Échange de fichiers en "peer to peer" :<text:s/></text:span><text:span text:style-name="T70">Dans cette étape on permet à des utilisateurs en train de "chatter" de s'échanger des fichiers. Un utilisateur doit pouvoir proposer un fichier et les autres utilisateurs (ils peuvent être en conversation à plusieurs) peuvent décider de télécharger le fichi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